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72247267011683141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1">problèmes sans versionnage (2 grossièrement)</text:p>
                </text:list-item>
                <text:list-item>
                  <text:p text:style-name="P1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1">ex autres logiciels importants (2 centralisés 2 distribués)</text:p>
                </text:list-item>
                <text:list-item>
                  <text:p text:style-name="P1">plusieurs modèles</text:p>
                  <text:list>
                    <text:list-item>
                      <text:p text:style-name="P1">2 modèles et leurs principes</text:p>
                    </text:list-item>
                    <text:list-item>
                      <text:p text:style-name="P1">git : quel modèle ?</text:p>
                    </text:list-item>
                    <text:list-item>
                      <text:p text:style-name="P1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1">commande pour configurer git</text:p>
                </text:list-item>
                <text:list-item>
                  <text:p text:style-name="P1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1">créer le futur répertoire a gérer avec git</text:p>
                </text:list-item>
                <text:list-item>
                  <text:p text:style-name="P1">indiquer a git qu'il faudra qu'il le gère</text:p>
                </text:list-item>
                <text:list-item>
                  <text:p text:style-name="P1">créer un nouveau fichier et dire a git de le considérer dans les commit</text:p>
                </text:list-item>
                <text:list-item>
                  <text:p text:style-name="P1">perso : ne pas oublier de préciser de considérer les suppressions !!!</text:p>
                </text:list-item>
                <text:list-item>
                  <text:p text:style-name="P1">faire un commit et passer le message en une command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07T11:42:01</dc:date>
    <dc:creator>yjfjyf jjku</dc:creator>
    <meta:editing-duration>PT23M51S</meta:editing-duration>
    <meta:editing-cycles>13</meta:editing-cycles>
    <meta:document-statistic meta:table-count="0" meta:image-count="0" meta:object-count="0" meta:page-count="1" meta:paragraph-count="23" meta:word-count="153" meta:character-count="770"/>
  </office:meta>
</office:document-meta>
</file>